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0in" loext:contextual-spacing="false" fo:line-height="100%"/>
      <style:text-properties style:font-name="Arial" fo:font-size="9.5pt" style:font-name-asian="Arial1" style:font-size-asian="9.5pt" style:font-name-complex="Arial1" style:font-size-complex="9.5pt"/>
    </style:style>
    <style:style style:name="P2" style:family="paragraph" style:parent-style-name="normal">
      <style:paragraph-properties fo:margin-top="0in" fo:margin-bottom="0in" loext:contextual-spacing="false" fo:line-height="100%"/>
      <style:text-properties style:font-name="Arial" fo:font-size="12pt" style:font-name-asian="Arial1" style:font-size-asian="12pt" style:font-name-complex="Arial1" style:font-size-complex="12pt"/>
    </style:style>
    <style:style style:name="P3" style:family="paragraph" style:parent-style-name="normal">
      <style:paragraph-properties fo:margin-top="0in" fo:margin-bottom="0in" loext:contextual-spacing="false" fo:line-height="10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4" style:family="paragraph" style:parent-style-name="normal">
      <style:paragraph-properties fo:margin-top="0in" fo:margin-bottom="0in" loext:contextual-spacing="false" fo:line-height="100%"/>
      <style:text-properties style:font-name="Arial" fo:font-size="12pt" fo:font-weight="normal" officeooo:rsid="000b3e09" officeooo:paragraph-rsid="000b3e09" style:font-name-asian="Arial1" style:font-size-asian="12pt" style:font-weight-asian="normal" style:font-name-complex="Arial1" style:font-size-complex="12pt" style:font-weight-complex="normal"/>
    </style:style>
    <style:style style:name="P5" style:family="paragraph" style:parent-style-name="normal">
      <loext:graphic-properties draw:fill="none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6" style:family="paragraph" style:parent-style-name="normal">
      <loext:graphic-properties draw:fill="solid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7" style:family="paragraph" style:parent-style-name="normal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8" style:family="paragraph" style:parent-style-name="normal">
      <loext:graphic-properties draw:fill="solid" draw:fill-color="#ffffff"/>
      <style:paragraph-properties fo:margin-left="0.5in" fo:margin-right="0in" fo:margin-top="0in" fo:margin-bottom="0in" loext:contextual-spacing="false" fo:line-height="100%" fo:text-indent="0in" style:auto-text-indent="false" fo:background-color="#ffffff"/>
      <style:text-properties fo:color="#000000" style:font-name="Arial" fo:font-size="12pt" style:font-name-asian="Arial1" style:font-size-asian="12pt" style:font-name-complex="Arial1" style:font-size-complex="12pt"/>
    </style:style>
    <style:style style:name="P9" style:family="paragraph" style:parent-style-name="normal">
      <loext:graphic-properties draw:fill="solid" draw:fill-color="#ffffff"/>
      <style:paragraph-properties fo:margin-left="0.5in" fo:margin-right="0in" fo:margin-top="0.1945in" fo:margin-bottom="0.1945in" loext:contextual-spacing="false" fo:line-height="100%" fo:text-indent="0in" style:auto-text-indent="false" fo:background-color="#ffffff"/>
      <style:text-properties fo:color="#000000" style:font-name="Arial" fo:font-size="8pt" style:font-name-asian="Arial1" style:font-size-asian="8pt" style:font-name-complex="Arial1" style:font-size-complex="8pt"/>
    </style:style>
    <style:style style:name="P10" style:family="paragraph" style:parent-style-name="normal">
      <loext:graphic-properties draw:fill="none" draw:fill-color="#ffffff"/>
      <style:paragraph-properties fo:margin-left="0.2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2" style:family="paragraph" style:parent-style-name="normal" style:master-page-name="Standard">
      <style:paragraph-properties fo:margin-top="0in" fo:margin-bottom="0in" loext:contextual-spacing="false" fo:line-height="100%" style:page-number="1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3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0d42e4" officeooo:paragraph-rsid="000d42e4" fo:background-color="transparent" style:font-name-asian="Arial1" style:font-size-asian="12pt" style:font-style-asian="normal" style:font-weight-asian="normal" style:font-name-complex="Arial1" style:font-size-complex="12pt"/>
    </style:style>
    <style:style style:name="P14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0f1f91" officeooo:paragraph-rsid="000f1f91" fo:background-color="transparent" style:font-name-asian="Arial1" style:font-size-asian="12pt" style:font-style-asian="normal" style:font-weight-asian="normal" style:font-name-complex="Arial1" style:font-size-complex="12pt"/>
    </style:style>
    <style:style style:name="P15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0e1f0" officeooo:paragraph-rsid="0010e1f0" fo:background-color="transparent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52dc4" officeooo:paragraph-rsid="00152dc4" fo:background-color="transparent" style:font-name-asian="Arial1" style:font-size-asian="12pt" style:font-style-asian="normal" style:font-weight-asian="normal" style:font-name-complex="Arial1" style:font-size-complex="12pt"/>
    </style:style>
    <style:style style:name="P17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56962" officeooo:paragraph-rsid="00156962" fo:background-color="transparent" style:font-name-asian="Arial1" style:font-size-asian="12pt" style:font-style-asian="normal" style:font-weight-asian="normal" style:font-name-complex="Arial1" style:font-size-complex="12pt"/>
    </style:style>
    <style:style style:name="P18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5b231" officeooo:paragraph-rsid="0015b231" fo:background-color="transparent" style:font-name-asian="Arial1" style:font-size-asian="12pt" style:font-style-asian="normal" style:font-weight-asian="normal" style:font-name-complex="Arial1" style:font-size-complex="12pt"/>
    </style:style>
    <style:style style:name="P19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696e0" officeooo:paragraph-rsid="001696e0" fo:background-color="transparent" style:font-name-asian="Arial1" style:font-size-asian="12pt" style:font-style-asian="normal" style:font-weight-asian="normal" style:font-name-complex="Arial1" style:font-size-complex="12pt"/>
    </style:style>
    <style:style style:name="P20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81928" officeooo:paragraph-rsid="00181928" fo:background-color="transparent" style:font-name-asian="Arial1" style:font-size-asian="12pt" style:font-style-asian="normal" style:font-weight-asian="normal" style:font-name-complex="Arial1" style:font-size-complex="12pt"/>
    </style:style>
    <style:style style:name="P21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86d5f" officeooo:paragraph-rsid="00186d5f" fo:background-color="transparent" style:font-name-asian="Arial1" style:font-size-asian="12pt" style:font-style-asian="normal" style:font-weight-asian="normal" style:font-name-complex="Arial1" style:font-size-complex="12pt"/>
    </style:style>
    <style:style style:name="P22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8eaf1" officeooo:paragraph-rsid="0018eaf1" fo:background-color="transparent" style:font-name-asian="Arial1" style:font-size-asian="12pt" style:font-style-asian="normal" style:font-weight-asian="normal" style:font-name-complex="Arial1" style:font-size-complex="12pt"/>
    </style:style>
    <style:style style:name="P23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a8d1a" officeooo:paragraph-rsid="001a8d1a" fo:background-color="transparent" style:font-name-asian="Arial1" style:font-size-asian="12pt" style:font-style-asian="normal" style:font-weight-asian="normal" style:font-name-complex="Arial1" style:font-size-complex="12pt"/>
    </style:style>
    <style:style style:name="P24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19c62b" style:text-line-through-style="none" style:text-line-through-type="none" style:text-position="0% 100%" style:font-name="Times New Roman" fo:font-size="12pt" fo:font-style="normal" style:text-underline-style="none" fo:font-weight="normal" officeooo:rsid="00152dc4" officeooo:paragraph-rsid="00152dc4" fo:background-color="transparent" style:font-name-asian="Arial1" style:font-size-asian="12pt" style:font-style-asian="normal" style:font-weight-asian="normal" style:font-name-complex="Arial1" style:font-size-complex="12pt"/>
    </style:style>
    <style:style style:name="P25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26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27" style:family="paragraph" style:parent-style-name="normal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28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#ffffff" style:font-name-asian="Arial1" style:font-size-asian="12pt" style:font-style-asian="normal" style:font-weight-asian="normal" style:font-name-complex="Arial1" style:font-size-complex="12pt"/>
    </style:style>
    <style:style style:name="P29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</style:style>
    <style:style style:name="P30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31" style:family="paragraph" style:parent-style-name="normal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  <style:text-properties fo:color="#000000" style:font-name="Arial" fo:font-size="12pt" style:font-name-asian="Arial1" style:font-size-asian="12pt" style:font-name-complex="Arial1" style:font-size-complex="12pt"/>
    </style:style>
    <style:style style:name="P32" style:family="paragraph" style:parent-style-name="normal" style:list-style-name="WWNum1">
      <loext:graphic-properties draw:fill="solid" draw:fill-color="#ffffff"/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33" style:family="paragraph" style:parent-style-name="normal">
      <loext:graphic-properties draw:fill="none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#ffffff" loext:char-shading-value="0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fo:background-color="transparent" loext:char-shading-value="0" style:font-name-asian="Arial1" style:font-size-asian="12pt" style:font-style-asian="italic" style:font-weight-asian="normal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fo:background-color="#ffffff" loext:char-shading-value="0" style:font-name-asian="Arial1" style:font-size-asian="12pt" style:font-style-asian="italic" style:font-weight-asian="normal" style:font-name-complex="Arial1" style:font-size-complex="12pt"/>
    </style:style>
    <style:style style:name="T6" style:family="text">
      <style:text-properties officeooo:rsid="0012a272"/>
    </style:style>
    <style:style style:name="T7" style:family="text">
      <style:text-properties officeooo:rsid="00142330"/>
    </style:style>
    <style:style style:name="T8" style:family="text">
      <style:text-properties fo:color="#19c6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OMPREHENSIVE REVIEW READING LIST for Fall 2020 and Spring 2021</text:p>
      <text:p text:style-name="P3">Artificial Intelligence/Machine Learning (AI/ML)</text:p>
      <text:p text:style-name="P4">Note by: Zahid Hasan.</text:p>
      <text:p text:style-name="P1"/>
      <text:list xml:id="list1122186410" text:style-name="WWNum1">
        <text:list-item>
          <text:p text:style-name="P25">McCarthy, J., and Hayes, P.(1969) Some Philosophical Problems from the</text:p>
        </text:list-item>
      </text:list>
      <text:p text:style-name="P5">Standpoint of Artificial Intelligence. Machine Intelligence. Vol. 4, p.463-502.</text:p>
      <text:list xml:id="list4149508621" text:style-name="L1">
        <text:list-item>
          <text:p text:style-name="P13">1. What is knowledge, causality 2. Formalism which can be proved about correctness and 3. Open question about (2)</text:p>
        </text:list-item>
        <text:list-item>
          <text:p text:style-name="P14">Problem representations in context of computation!!</text:p>
        </text:list-item>
        <text:list-item>
          <text:p text:style-name="P15">Knowledge and representation <text:span text:style-name="T6">(model of world/problem)</text:span>! - <text:span text:style-name="T7">should be able to answer the question. </text:span></text:p>
        </text:list-item>
        <text:list-item>
          <text:p text:style-name="P16">Intelligence definition</text:p>
          <text:list>
            <text:list-item>
              <text:p text:style-name="P24">Epistemological – Representation (This paper)</text:p>
            </text:list-item>
            <text:list-item>
              <text:p text:style-name="P16">heuristic – Rule based</text:p>
            </text:list-item>
          </text:list>
        </text:list-item>
        <text:list-item>
          <text:p text:style-name="P20">Philosophical Questions</text:p>
          <text:list>
            <text:list-item>
              <text:p text:style-name="P17">Necessity of philosophy!!</text:p>
            </text:list-item>
            <text:list-item>
              <text:p text:style-name="P17">Reasoning program (strategy to solve problem)</text:p>
            </text:list-item>
            <text:list-item>
              <text:p text:style-name="P17">Representations of the world </text:p>
            </text:list-item>
            <text:list-item>
              <text:p text:style-name="P18">Notion of ‘Can’</text:p>
            </text:list-item>
          </text:list>
        </text:list-item>
        <text:list-item>
          <text:p text:style-name="P19">Formalism </text:p>
          <text:list>
            <text:list-item>
              <text:p text:style-name="P20">situation</text:p>
            </text:list-item>
            <text:list-item>
              <text:p text:style-name="P20">Fluents (function of situation)</text:p>
            </text:list-item>
            <text:list-item>
              <text:p text:style-name="P21">causality </text:p>
            </text:list-item>
            <text:list-item>
              <text:p text:style-name="P21">Actions </text:p>
            </text:list-item>
            <text:list-item>
              <text:p text:style-name="P21">Strategies</text:p>
            </text:list-item>
            <text:list-item>
              <text:p text:style-name="P22">knowledge and ability </text:p>
            </text:list-item>
          </text:list>
        </text:list-item>
        <text:list-item>
          <text:p text:style-name="P23">Open Problems</text:p>
          <text:list>
            <text:list-item>
              <text:p text:style-name="P23">Approximate of results </text:p>
            </text:list-item>
            <text:list-item>
              <text:p text:style-name="P23">Meanings of Can</text:p>
            </text:list-item>
            <text:list-item>
              <text:p text:style-name="P23">Frame problem </text:p>
            </text:list-item>
            <text:list-item>
              <text:p text:style-name="P23">formal literature </text:p>
            </text:list-item>
            <text:list-item>
              <text:p text:style-name="P23">Probabilities </text:p>
            </text:list-item>
            <text:list-item>
              <text:p text:style-name="P23">parallel processing </text:p>
            </text:list-item>
          </text:list>
        </text:list-item>
        <text:list-item>
          <text:p text:style-name="P23">Discussion of Literature</text:p>
          <text:list>
            <text:list-item>
              <text:p text:style-name="P23">Modal logic</text:p>
            </text:list-item>
            <text:list-item>
              <text:p text:style-name="P23">Logic of Knowledge</text:p>
            </text:list-item>
            <text:list-item>
              <text:p text:style-name="P23">tense logics </text:p>
            </text:list-item>
            <text:list-item>
              <text:p text:style-name="P23">Logic and theory of action </text:p>
            </text:list-item>
            <text:list-item>
              <text:p text:style-name="P23">Counterfactuals </text:p>
            </text:list-item>
            <text:list-item>
              <text:p text:style-name="P23">Communication process </text:p>
            </text:list-item>
          </text:list>
        </text:list-item>
      </text:list>
      <text:p text:style-name="P5"/>
      <text:list xml:id="list122748196649454" text:continue-list="list1122186410" text:style-name="WWNum1">
        <text:list-item>
          <text:p text:style-name="P25"><text:soft-page-break/>Tversky, A. and D. Kahneman (1974). Judgment under Uncertainty: Heuristics and Biases. Science 185: 1124-1131.<text:line-break/></text:p>
        </text:list-item>
        <text:list-item>
          <text:p text:style-name="P25">Jacob Devlin, et al.: BERT: Pre-training of Deep Bidirectional Transformers for Language Understanding, 2018.</text:p>
        </text:list-item>
      </text:list>
      <text:p text:style-name="P7"/>
      <text:list xml:id="list122749544916135" text:continue-numbering="true" text:style-name="WWNum1">
        <text:list-item>
          <text:p text:style-name="P25">Fahlman, S. and Hinton,G. (1987) Connectionist Architectures for Artificial Intelligence, IEEE Computer 20(1):100-109.<text:line-break/></text:p>
        </text:list-item>
        <text:list-item>
          <text:p text:style-name="P25"><text:bookmark text:name="_heading=h.gjdgxs"/>Yosinski, J., Clune, J., Bengio, Y., &amp; Lipson, H. (2014). How transferable are features in deep neural networks? In Advances in neural information processing systems (pp. 3320-3328). <text:line-break/></text:p>
        </text:list-item>
        <text:list-item>
          <text:p text:style-name="P25">Alavi, M. and D. E. Leidner (2001). Knowledge Management and Knowledge Management Systems: Conceptual Foundations and Research Issues. MIS Quarterly 25(1): 107-136.<text:line-break/></text:p>
        </text:list-item>
        <text:list-item>
          <text:p text:style-name="P25">Bolukbasi, Tolga, et al. "Man is to computer programmer as woman is to homemaker? Debiasing word embeddings." Advances in Neural Information Processing Systems. 2016.</text:p>
        </text:list-item>
      </text:list>
      <text:p text:style-name="P5"/>
      <text:list xml:id="list122749265776938" text:continue-numbering="true" text:style-name="WWNum1">
        <text:list-item>
          <text:p text:style-name="P29"><text:span text:style-name="T1">Woodridge, M., &amp; Jennings, N. R. (1995). Intelligent Agents: Theory and Practice. </text:span><text:span text:style-name="T4">The Knowledge Engineering Review</text:span><text:span text:style-name="T1">,10(2), 115-152.</text:span></text:p>
        </text:list-item>
      </text:list>
      <text:p text:style-name="P5"/>
      <text:list xml:id="list122749044550758" text:continue-numbering="true" text:style-name="WWNum1">
        <text:list-item>
          <text:p text:style-name="P27">Lawrence Page, Sergey Brin, Rajeev Motwani, Terry Winograd (1998). The PageRank citation ranking: Bringing order to the Web. 1998. Available at http://ilpubs.stanford.edu:8090/422/1/1999-66.pdf</text:p>
        </text:list-item>
      </text:list>
      <text:p text:style-name="P6"/>
      <text:list xml:id="list122748483746907" text:continue-numbering="true" text:style-name="WWNum1">
        <text:list-item>
          <text:p text:style-name="P25">Wang, F-Y., Zeng, D., Carley, K. M., &amp; Mao, W. (2007). Social Computing: From Social Informatics to Social intelligence. IEEE Intelligent Systems, 22(2), 79-83.</text:p>
        </text:list-item>
      </text:list>
      <text:p text:style-name="P5"/>
      <text:list xml:id="list122749583007319" text:continue-numbering="true" text:style-name="WWNum1">
        <text:list-item>
          <text:p text:style-name="P25">Gueorgi Kossinets and Duncan J. Watts (2006), Empirical Analysis of an Evolving Social Network, Science, 311 (5757), 88-90.<text:line-break/></text:p>
        </text:list-item>
        <text:list-item>
          <text:p text:style-name="P25">Adomavicius, G. and Tuzhillin, A. Toward the Next Generation of Recommender Systems: A Survey of the State-of-the-Art and Possible Extensions. IEEE Transactions on Knowledge and Data Engineering. 17(6), June 2005, 734-749.</text:p>
        </text:list-item>
      </text:list>
      <text:p text:style-name="P7"/>
      <text:list xml:id="list122749062391362" text:continue-numbering="true" text:style-name="WWNum1">
        <text:list-item>
          <text:p text:style-name="P27">Koren, Y., Bell, R., &amp; Volinsky, C. (2009). Matrix factorization techniques for recommender systems. Computer, 42(8).</text:p>
        </text:list-item>
      </text:list>
      <text:p text:style-name="P6"/>
      <text:list xml:id="list122749400145144" text:continue-numbering="true" text:style-name="WWNum1">
        <text:list-item>
          <text:p text:style-name="P25">Sung-Pil Choi and Sung-HyonMyaeng (2012) Terminological Paraphrase Extraction from Scientific Literature Based on Predicate Argument Tuples. Journal of Information Science, 38(6) 593–611.</text:p>
        </text:list-item>
      </text:list>
      <text:p text:style-name="P7"/>
      <text:list xml:id="list122748758911450" text:continue-numbering="true" text:style-name="WWNum1">
        <text:list-item>
          <text:p text:style-name="P27"><text:soft-page-break/>Griffiths, T. L., &amp; Steyvers, M. (2004). Finding scientific topics. Proceedings of the National academy of Sciences, 101(suppl 1), 5228-5235.<text:line-break/></text:p>
        </text:list-item>
        <text:list-item>
          <text:p text:style-name="P27">A L Berger, S A Della Pietra, V J Della Pietra (1996). A Maximum Entropy Approach to Natural Language Processing. Computational Linguistics, 1996.</text:p>
        </text:list-item>
      </text:list>
      <text:p text:style-name="P6"/>
      <text:list xml:id="list122748876398785" text:continue-numbering="true" text:style-name="WWNum1">
        <text:list-item>
          <text:p text:style-name="P25">M. Simpson, and D. Demner-Fushman (2012) Biomedical Text Mining: A Survey of Recent Progress. C.C. Aggarwal and C.X. Zhai (eds.). Mining Text Data, Springer.</text:p>
        </text:list-item>
      </text:list>
      <text:p text:style-name="P2"/>
      <text:list xml:id="list122749732960494" text:continue-numbering="true" text:style-name="WWNum1">
        <text:list-item>
          <text:p text:style-name="P31">LeCun, Yann, Yoshua Bengio, and Geoffrey Hinton <text:s/>(2015). Deep Learning, Nature 521( 7553), <text:s/>436-444.</text:p>
        </text:list-item>
      </text:list>
      <text:p text:style-name="P8"/>
      <text:list xml:id="list122749482820254" text:continue-numbering="true" text:style-name="WWNum1">
        <text:list-item>
          <text:p text:style-name="P32"><text:span text:style-name="T1">C J C Burges (1998). A Tutorial on Support Vector Machines for Pattern Recognition. Data Mining and Knowledge Discovery. 2, p. 121-167. Available at </text:span><text:a xlink:type="simple" xlink:href="http://research.microsoft.com/pubs/67119/svmtutorial.pdf" text:style-name="Standard" text:visited-style-name="Standard"><text:span text:style-name="T3">http://research.microsoft.com/pubs/67119/svmtutorial.pdf</text:span></text:a></text:p>
        </text:list-item>
        <text:list-item>
          <text:p text:style-name="P30"><text:span text:style-name="T1">Mikolov, T., Sutskever, I., Chen, K., Corrado, G. S., &amp; Dean, J. (2013). Distributed representations of words and phrases and their compositionality. In Advances in neural information processing systems (pp. 3111-3119).</text:span><text:span text:style-name="T2"><text:line-break/></text:span></text:p>
        </text:list-item>
        <text:list-item>
          <text:p text:style-name="P28">Ghahramani, Z., &amp; Jordan, M. I. (1997). Factorial Hidden Markov models, Machine Learning, 29, pp. 245–273<text:line-break/></text:p>
        </text:list-item>
        <text:list-item>
          <text:p text:style-name="P28">Demetrios Zeinalipour-Yazti, Christos Laoudias, Constandinos Costa, Michail Vlachos, Maria I. Andreou, Dimitrios Gunopulos (2013). Crowd sourced Trace Similarity with Smartphones, IEEE Transactions on Knowledge &amp; Data Engineering, vol.25, no. 6, pp. 1240-1253, June 2013<text:line-break/></text:p>
        </text:list-item>
        <text:list-item>
          <text:p text:style-name="P25">Anind K. Dey, Daniel Salber and Gregory D. Abowd (2001). A Conceptual Framework and a Toolkit for Supporting the Rapid Prototyping of Context-aware Applications. Human Computer Interaction. 16 (2-4), pp. 97-166</text:p>
        </text:list-item>
      </text:list>
      <text:p text:style-name="P2"/>
      <text:list xml:id="list122748443692978" text:continue-numbering="true" text:style-name="WWNum1">
        <text:list-item>
          <text:p text:style-name="P28">Philemon Brakel and Dirk Stroobandt and Benjamin Schrauwen, Training Energy-Based Models for Time-Series Imputation, Journal of Machine Learning Research, pp. 2771-2797, 2013<text:line-break/></text:p>
        </text:list-item>
        <text:list-item>
          <text:p text:style-name="P29"><text:span text:style-name="T2">Abbasi, Ahmed; Zhang, Zhu; Zimbra, David; Chen, Hsinchun; and Nunamaker, Jay F. Jr.. (2010). "Detecting Fake Websites: The Contribution of Statistical Learning Theory," </text:span><text:span text:style-name="T5">MIS Quarterly</text:span><text:span text:style-name="T2">, (34: 3) pp.435-461.<text:line-break/></text:span></text:p>
        </text:list-item>
        <text:list-item>
          <text:p text:style-name="P26">Hevner, A.R., March, S.T., Jinsoo Park, J. and Ram, S. (2004).Design Science in Information Systems Research. MIS Quarterly. 28(1), 75-105.<text:line-break/></text:p>
        </text:list-item>
        <text:list-item>
          <text:p text:style-name="P26"><text:soft-page-break/>BERNERS-LEE, TIM, JAMES HENDLER, and ORA LASSILA. "THE SEMANTIC WEB." Scientific American 284, no. 5 (2001): 34-43. http://www.jstor.org/stable/26059207.<text:line-break/></text:p>
        </text:list-item>
        <text:list-item>
          <text:p text:style-name="P26">Airoldi, E. M., Blei, D. M., Fienberg, S. E., &amp; Xing, E. P. (2008). Mixed membership stochastic blockmodels. Journal of Machine Learning Research, 9(Sep), 1981-2014.<text:line-break/></text:p>
        </text:list-item>
        <text:list-item>
          <text:p text:style-name="P26">Goodfellow, Ian, Jean Pouget-Abadie, Mehdi Mirza, Bing Xu, David Warde-Farley, Sherjil Ozair, Aaron Courville, and Yoshua Bengio. "Generative adversarial nets." In Advances in neural information processing systems, pp. 2672-2680. 2014.<text:line-break/></text:p>
        </text:list-item>
        <text:list-item>
          <text:p text:style-name="P26">Blei, D. M. (2014). Build, compute, critique, repeat: Data analysis with latent variable models. Annual Review of Statistics and Its Application, 1, 203-232. <text:s/></text:p>
        </text:list-item>
      </text:list>
      <text:p text:style-name="P11"><text:line-break/></text:p>
      <text:p text:style-name="P9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normal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Courier New1" style:font-family-complex="'Courier New'" style:font-family-generic-complex="system" style:font-pitch-complex="variable" style:font-size-complex="10pt"/>
    </style:style>
    <style:style style:name="annotation_20_text" style:display-name="annotation text" style:family="paragraph" style:parent-style-name="normal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-link-wrapp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idden" style:family="text" style:parent-style-name="Default_20_Paragraph_20_Font"/>
    <style:style style:name="medium-fon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-first-element" style:family="text" style:parent-style-name="Default_20_Paragraph_20_Font"/>
    <style:style style:name="cit-auth" style:family="text" style:parent-style-name="Default_20_Paragraph_20_Font"/>
    <style:style style:name="cit-sep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cit-print-date" style:family="text" style:parent-style-name="Default_20_Paragraph_20_Font"/>
    <style:style style:name="cit-vol" style:family="text" style:parent-style-name="Default_20_Paragraph_20_Font"/>
    <style:style style:name="cit-issue" style:family="text" style:parent-style-name="Default_20_Paragraph_20_Font"/>
    <style:style style:name="cit-first-page" style:family="text" style:parent-style-name="Default_20_Paragraph_20_Font"/>
    <style:style style:name="cit-last-page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1T02:00:00</meta:creation-date>
    <meta:initial-creator>z</meta:initial-creator>
    <meta:generator>LibreOffice/6.4.6.2$Linux_X86_64 LibreOffice_project/40$Build-2</meta:generator>
    <dc:date>2020-12-17T12:27:47.784708687</dc:date>
    <meta:editing-duration>PT16H59M44S</meta:editing-duration>
    <meta:editing-cycles>12</meta:editing-cycles>
    <meta:document-statistic meta:table-count="0" meta:image-count="0" meta:object-count="0" meta:page-count="4" meta:paragraph-count="67" meta:word-count="861" meta:character-count="5978" meta:non-whitespace-character-count="5209"/>
  </office:meta>
</office:document-meta>
</file>